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ff90" officeooo:paragraph-rsid="0008ff90"/>
    </style:style>
    <style:style style:name="P2" style:family="paragraph" style:parent-style-name="Standard">
      <style:paragraph-properties fo:text-align="center" style:justify-single-word="false"/>
      <style:text-properties fo:font-size="16pt" officeooo:rsid="0008ff90" officeooo:paragraph-rsid="0008ff90" style:font-size-asian="16pt" style:font-size-complex="16pt"/>
    </style:style>
    <style:style style:name="P3" style:family="paragraph" style:parent-style-name="Standard">
      <style:text-properties fo:font-weight="bold" officeooo:rsid="0008ff90" officeooo:paragraph-rsid="0008ff9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officeooo:rsid="0008ff90" officeooo:paragraph-rsid="0008ff90"/>
    </style:style>
    <style:style style:name="P5" style:family="paragraph" style:parent-style-name="Standard">
      <style:text-properties style:text-underline-style="solid" style:text-underline-width="auto" style:text-underline-color="font-color" officeooo:rsid="0008ff90" officeooo:paragraph-rsid="000bc195"/>
    </style:style>
    <style:style style:name="P6" style:family="paragraph" style:parent-style-name="Standard" style:list-style-name="L1">
      <style:text-properties officeooo:rsid="0008ff90" officeooo:paragraph-rsid="0008ff90"/>
    </style:style>
    <style:style style:name="P7" style:family="paragraph" style:parent-style-name="Standard" style:list-style-name="L2">
      <style:text-properties officeooo:rsid="0008ff90" officeooo:paragraph-rsid="0008ff90"/>
    </style:style>
    <style:style style:name="P8" style:family="paragraph" style:parent-style-name="Standard" style:list-style-name="L3">
      <style:text-properties officeooo:rsid="0008ff90" officeooo:paragraph-rsid="0008ff90"/>
    </style:style>
    <style:style style:name="P9" style:family="paragraph" style:parent-style-name="Standard" style:list-style-name="L4">
      <style:text-properties officeooo:rsid="0008ff90" officeooo:paragraph-rsid="0008ff90"/>
    </style:style>
    <style:style style:name="P10" style:family="paragraph" style:parent-style-name="Standard" style:list-style-name="L5">
      <style:text-properties officeooo:rsid="0008ff90" officeooo:paragraph-rsid="0008ff90"/>
    </style:style>
    <style:style style:name="P11" style:family="paragraph" style:parent-style-name="Standard" style:list-style-name="L6">
      <style:text-properties officeooo:rsid="0008ff90" officeooo:paragraph-rsid="0008ff90"/>
    </style:style>
    <style:style style:name="P12" style:family="paragraph" style:parent-style-name="Standard" style:list-style-name="L7">
      <style:text-properties officeooo:rsid="0008ff90" officeooo:paragraph-rsid="0008ff90"/>
    </style:style>
    <style:style style:name="P13" style:family="paragraph" style:parent-style-name="Standard" style:list-style-name="L8">
      <style:text-properties officeooo:rsid="0008ff90" officeooo:paragraph-rsid="0008ff90"/>
    </style:style>
    <style:style style:name="P14" style:family="paragraph" style:parent-style-name="Standard" style:list-style-name="L9">
      <style:text-properties officeooo:rsid="0008ff90" officeooo:paragraph-rsid="0008ff90"/>
    </style:style>
    <style:style style:name="P15" style:family="paragraph" style:parent-style-name="Standard" style:list-style-name="L10">
      <style:text-properties officeooo:rsid="0008ff90" officeooo:paragraph-rsid="0008ff90"/>
    </style:style>
    <style:style style:name="P16" style:family="paragraph" style:parent-style-name="Standard" style:list-style-name="L11">
      <style:text-properties officeooo:rsid="0008ff90" officeooo:paragraph-rsid="0008ff90"/>
    </style:style>
    <style:style style:name="P17" style:family="paragraph" style:parent-style-name="Standard" style:list-style-name="L12">
      <style:text-properties officeooo:rsid="0008ff90" officeooo:paragraph-rsid="0008ff90"/>
    </style:style>
    <style:style style:name="P18" style:family="paragraph" style:parent-style-name="Standard" style:list-style-name="L13">
      <style:text-properties officeooo:rsid="0008ff90" officeooo:paragraph-rsid="0008ff90"/>
    </style:style>
    <style:style style:name="P19" style:family="paragraph" style:parent-style-name="Standard" style:list-style-name="L14">
      <style:text-properties officeooo:rsid="0008ff90" officeooo:paragraph-rsid="0008ff9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0aa80e"/>
    </style:style>
    <style:style style:name="T4" style:family="text">
      <style:text-properties officeooo:rsid="000da848"/>
    </style:style>
    <style:style style:name="T5" style:family="text">
      <style:text-properties officeooo:rsid="000df3dc"/>
    </style:style>
    <style:style style:name="T6" style:family="text">
      <style:text-properties officeooo:rsid="000ec36c"/>
    </style:style>
    <style:style style:name="T7" style:family="text">
      <style:text-properties officeooo:rsid="000fbc10"/>
    </style:style>
    <style:style style:name="T8" style:family="text">
      <style:text-properties officeooo:rsid="0010e646"/>
    </style:style>
    <style:style style:name="T9" style:family="text">
      <style:text-properties officeooo:rsid="00113de0"/>
    </style:style>
    <style:style style:name="T10" style:family="text">
      <style:text-properties officeooo:rsid="0011b0a2"/>
    </style:style>
    <style:style style:name="T11" style:family="text">
      <style:text-properties officeooo:rsid="0012a39e"/>
    </style:style>
    <style:style style:name="T12" style:family="text">
      <style:text-properties officeooo:rsid="0013b0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Stories for Inventory </text:p>
      <text:p text:style-name="P1"/>
      <text:p text:style-name="P3">US01.01.01 </text:p>
      <text:p text:style-name="P1">As an owner, I want to remove, edit, or add an item to my inventory that I want to share. It will have a name, quantity, quality, category, if I want to share it with others, and comments. </text:p>
      <text:p text:style-name="P1"/>
      <text:p text:style-name="P4">Use Case <text:span text:style-name="T3">#1.1</text:span>: </text:p>
      <text:p text:style-name="P1">This use case describes how the app user, an Owner (hereafter "User"), uses the app to remove, edit, or add an item to his/her inventory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User opens inventory <text:span text:style-name="T4">tabs </text:span>in app </text:p>
      <text:p text:style-name="P1"><text:tab/>2) App retrieves User's full inventory from <text:span text:style-name="T5">elastic search once he logs in</text:span>, and displays it to User </text:p>
      <text:p text:style-name="P1"><text:tab/>3) User selects an <text:span text:style-name="T6">gift card item</text:span> in <text:span text:style-name="T6">his</text:span> inventory </text:p>
      <text:p text:style-name="P1"><text:tab/>4) App <text:span text:style-name="T7">allows</text:span> three options for editing inventory: Remove, Edit, Add </text:p>
      <text:p text:style-name="P1"><text:tab/>5) User selects Remove </text:p>
      <text:p text:style-name="P1"><text:tab/>6) App prompts for confirmation of deletion </text:p>
      <text:p text:style-name="P1"><text:tab/>7) User confirms </text:p>
      <text:p text:style-name="P1"><text:tab/>8) App removes specified entry from database </text:p>
      <text:p text:style-name="P1"><text:tab/>9) App updates on-screen inventory for User </text:p>
      <text:p text:style-name="P1"/>
      <text:p text:style-name="P4">Alternate Flows:</text:p>
      <text:list xml:id="list7313056533348442695" text:style-name="L1">
        <text:list-item>
          <text:p text:style-name="P6">User Selects Edit: </text:p>
          <text:p text:style-name="P6">If in step 5 User selects Edit: </text:p>
        </text:list-item>
      </text:list>
      <text:p text:style-name="P1"><text:tab/>6.1) App presents editable <text:span text:style-name="T7">option</text:span> attributes of item selected </text:p>
      <text:p text:style-name="P1"><text:tab/>7.1) User modifies entries (can edit name, quantity, quality, category, comments, and if it is a shared item) </text:p>
      <text:p text:style-name="P1"><text:tab/>8.1) User goes to <text:span text:style-name="T7">selects “save gift card”</text:span> </text:p>
      <text:p text:style-name="P1"><text:tab/>9.1) App verifies that all fields are filled appropriately <text:s/></text:p>
      <text:p text:style-name="P1"><text:tab/>1<text:span text:style-name="T8">0</text:span>.1) App updates attributes of entry in database </text:p>
      <text:p text:style-name="P1"><text:tab/>1<text:span text:style-name="T8">1</text:span>.1) App updates on-screen inventory for User </text:p>
      <text:p text:style-name="P1"/>
      <text:list xml:id="list2910921079800580176" text:style-name="L2">
        <text:list-item>
          <text:p text:style-name="P7">User Selects Add: </text:p>
        </text:list-item>
      </text:list>
      <text:p text:style-name="P1"><text:tab/>if in step 5 User selects Add: </text:p>
      <text:p text:style-name="P1"><text:tab/>6.2) App presents fields of attributes to add new <text:span text:style-name="T9">Gift Card</text:span> </text:p>
      <text:p text:style-name="P1"><text:tab/>7.2) User inputs values into fields (name, quantity, quality, category, comments, if it is a shared item) </text:p>
      <text:p text:style-name="P1"><text:tab/>8.2) User goes to save and <text:span text:style-name="T9">return to all activity</text:span> </text:p>
      <text:p text:style-name="P1"><text:tab/>9.2) App verifies that all fields are filled appropriately </text:p>
      <text:p text:style-name="P1"><text:tab/>1<text:span text:style-name="T10">0</text:span>.2) App adds entry to database </text:p>
      <text:p text:style-name="P1"><text:tab/>1<text:span text:style-name="T10">1</text:span>.2) App updates inventory on-screen for user </text:p>
      <text:p text:style-name="P1"/>
      <text:list xml:id="list967217478448575523" text:style-name="L3">
        <text:list-item>
          <text:p text:style-name="P8">User Cancels Changes: </text:p>
        </text:list-item>
      </text:list>
      <text:p text:style-name="P1"><text:soft-page-break/><text:tab/>if in step 7 (10.1, 10.2) User does not confirm: </text:p>
      <text:p text:style-name="P1"><text:tab/>7.3) App discards any changes made by User </text:p>
      <text:p text:style-name="P1"><text:tab/>8.3) App displays unedited inventory as before </text:p>
      <text:p text:style-name="P1"/>
      <text:list xml:id="list962865826576775785" text:style-name="L4">
        <text:list-item>
          <text:p text:style-name="P9">User hasn't specified proper fill-ins at 7.1 or 7.2: </text:p>
        </text:list-item>
      </text:list>
      <text:p text:style-name="P1"><text:tab/>7.4) App prompts User to properly input values </text:p>
      <text:p text:style-name="P1"><text:tab/>8.4) App displays edit/add screen as before, with unsaved changes </text:p>
      <text:p text:style-name="P1"/>
      <text:p text:style-name="P1"/>
      <text:p text:style-name="P3">US01.02.01 </text:p>
      <text:p text:style-name="P1">As an owner, I want to view my inventory and its details. </text:p>
      <text:p text:style-name="P1"/>
      <text:p text:style-name="P4">Use Case <text:span text:style-name="T3">#1.2</text:span>: </text:p>
      <text:p text:style-name="P1">This use case describes how the User uses the app to view his/her inventory and its details. </text:p>
      <text:p text:style-name="P1"/>
      <text:p text:style-name="P1"><text:span text:style-name="T1">Actors:</text:span>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<text:span text:style-name="T11">3</text:span>) App displays inventory to User </text:p>
      <text:p text:style-name="P1"><text:tab/><text:span text:style-name="T11">4</text:span>) User requests to view details of inventory </text:p>
      <text:p text:style-name="P1"><text:tab/><text:span text:style-name="T11">5</text:span>) App displays inventory details </text:p>
      <text:p text:style-name="P1"/>
      <text:p text:style-name="P1"/>
      <text:p text:style-name="P3">US01.03.01 </text:p>
      <text:p text:style-name="P1">As an owner, I want to view each of my inventory items. </text:p>
      <text:p text:style-name="P1"/>
      <text:p text:style-name="P5">Use Case <text:span text:style-name="T3">#1.3</text:span>: </text:p>
      <text:p text:style-name="P1">This use case describes how the User uses the app to view his/her inventory items individually. </text:p>
      <text:p text:style-name="P1"/>
      <text:p text:style-name="P4">Actors: User, App Database </text:p>
      <text:p text:style-name="P1"/>
      <text:p text:style-name="P1">Preconditions: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<text:span text:style-name="T12">3</text:span>) App displays inventory to User </text:p>
      <text:p text:style-name="P1"><text:tab/><text:span text:style-name="T12">4</text:span>) User selects an item </text:p>
      <text:p text:style-name="P1"><text:tab/><text:span text:style-name="T12">5</text:span>) App retrieves specified inventory item from App Database </text:p>
      <text:p text:style-name="P1"><text:tab/><text:span text:style-name="T12">6</text:span>) App displays inventory item. </text:p>
      <text:p text:style-name="P1"><text:tab/><text:span text:style-name="T12">7</text:span>) User "goes back" </text:p>
      <text:p text:style-name="P1"><text:tab/><text:span text:style-name="T12">8</text:span>) App displays inventory </text:p>
      <text:p text:style-name="P1"><text:tab/><text:span text:style-name="T12">9</text:span>) (return to step 5) </text:p>
      <text:p text:style-name="P1"><text:soft-page-break/></text:p>
      <text:p text:style-name="P4">Alternate Flows: </text:p>
      <text:list xml:id="list1714912585840737278" text:style-name="L5">
        <text:list-item>
          <text:p text:style-name="P10">Item already accessed: </text:p>
        </text:list-item>
      </text:list>
      <text:p text:style-name="P1"><text:tab/>If an inventory item requested by User has already been retrieved by step 6: </text:p>
      <text:p text:style-name="P1"><text:tab/>6.1) App retrieves specified item from system buffer </text:p>
      <text:p text:style-name="P1"/>
      <text:list xml:id="list4679613486385659340" text:style-name="L6">
        <text:list-item>
          <text:p text:style-name="P11">User is done accessing items: </text:p>
        </text:list-item>
      </text:list>
      <text:p text:style-name="P1"><text:tab/>If User is done accessing the items in step 5: </text:p>
      <text:p text:style-name="P1"><text:tab/>5.1) User returns to main screen </text:p>
      <text:p text:style-name="P1"/>
      <text:p text:style-name="P1"/>
      <text:p text:style-name="P3">US01.03.01 </text:p>
      <text:p text:style-name="P1">As an owner, not every item in my inventory will be shared or listed. Items that are not to be publicly shared will not be. As an owner, I might use them for trades. </text:p>
      <text:p text:style-name="P1"/>
      <text:p text:style-name="P5">Use Case <text:span text:style-name="T3">#1.4</text:span>: </text:p>
      <text:p text:style-name="P1">This use case describes how the User uses the app to view his/her unlisted inventory items, and interact with them.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- publicly unlisted items appear darkened </text:p>
      <text:p text:style-name="P1"><text:tab/>5) User selects unlisted item </text:p>
      <text:p text:style-name="P1"><text:tab/>6) App confirms that User is authenticated </text:p>
      <text:p text:style-name="P1"><text:tab/>7) App retrieves data for specifed item from App Database </text:p>
      <text:p text:style-name="P1"><text:tab/>8) App displays the specified item's details to User </text:p>
      <text:p text:style-name="P1"><text:tab/>9) User requests to trade the item </text:p>
      <text:p text:style-name="P1"><text:tab/>10) App retrieves available incomplete trades (public items) from the App Database </text:p>
      <text:p text:style-name="P1"><text:tab/>11) User selects item to trade for </text:p>
      <text:p text:style-name="P1"><text:tab/>12) App initiates trade (see use cases for Trading) </text:p>
      <text:p text:style-name="P1"/>
      <text:p text:style-name="P1"/>
      <text:p text:style-name="P1"/>
      <text:p text:style-name="P1"/>
      <text:p text:style-name="P1"/>
      <text:p text:style-name="P1"/>
      <text:p text:style-name="P4">Alternate Flows: </text:p>
      <text:list xml:id="list6697751465134757326" text:style-name="L7">
        <text:list-item>
          <text:p text:style-name="P12">Item already accessed: </text:p>
        </text:list-item>
      </text:list>
      <text:p text:style-name="P1"><text:tab/>If an inventory item requested by User has already been retrieved by step 3: </text:p>
      <text:p text:style-name="P1"><text:tab/>3.1) App retrieves specified item from system buffer </text:p>
      <text:p text:style-name="P1"/>
      <text:list xml:id="list7436972610401468109" text:style-name="L8">
        <text:list-item>
          <text:p text:style-name="P13"><text:soft-page-break/>User is no longer authenticated (perhaps from time-out on inventory display) by step 6: </text:p>
        </text:list-item>
      </text:list>
      <text:p text:style-name="P1"><text:tab/>7.1) App requests User to authenticate </text:p>
      <text:p text:style-name="P1"><text:tab/>8.1) User authenticates </text:p>
      <text:p text:style-name="P1"/>
      <text:list xml:id="list4456847952670333697" text:style-name="L9">
        <text:list-item>
          <text:p text:style-name="P14">User returns to inventory screen instead of starting a trade at step 9: </text:p>
        </text:list-item>
      </text:list>
      <text:p text:style-name="P1"><text:tab/>9.1) User "goes back" to inventory screen </text:p>
      <text:p text:style-name="P1"/>
      <text:p text:style-name="P1"/>
      <text:p text:style-name="P3">US01.04.01 </text:p>
      <text:p text:style-name="P1">As an owner, I want to edit and modify inventory items. </text:p>
      <text:p text:style-name="P1"/>
      <text:p text:style-name="P5">Use Case <text:span text:style-name="T3">#1.5</text:span>: </text:p>
      <text:p text:style-name="P1">This use case describes how the User uses the app to edit and modify inventory items. </text:p>
      <text:p text:style-name="P1"/>
      <text:p text:style-name="P1"><text:span text:style-name="T1">Actors:</text:span><text:span text:style-name="T2"> </text:span>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ex: add to / remove from category X) </text:p>
      <text:p text:style-name="P1"><text:tab/>9) User specifies how items should be modified </text:p>
      <text:p text:style-name="P1"><text:tab/>10) App updates App Database according to changes </text:p>
      <text:p text:style-name="P1"><text:tab/>11) App displays inventory with updated items </text:p>
      <text:p text:style-name="P1"/>
      <text:p text:style-name="P4">Alternate Flows: </text:p>
      <text:list xml:id="list7859495309889041396" text:style-name="L10">
        <text:list-item>
          <text:p text:style-name="P15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p text:style-name="P1"/>
      <text:p text:style-name="P1"/>
      <text:p text:style-name="P1"/>
      <text:p text:style-name="P1"/>
      <text:p text:style-name="P1"/>
      <text:p text:style-name="P3">US01.05.01 </text:p>
      <text:p text:style-name="P1">As an owner, I want to delete inventory items. </text:p>
      <text:p text:style-name="P1"/>
      <text:p text:style-name="P5">Use Case <text:span text:style-name="T3">#1.6</text:span>: </text:p>
      <text:p text:style-name="P1">This use case describes how the User uses the app to delete inventory items. </text:p>
      <text:p text:style-name="P1"><text:soft-page-break/></text:p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4">Flow of events: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modify items </text:p>
      <text:p text:style-name="P1"><text:tab/>6) App provides checkboxes beside items </text:p>
      <text:p text:style-name="P1"><text:tab/>7) User selects all items he/she wishes to edit/modify </text:p>
      <text:p text:style-name="P1"><text:tab/>8) App asks how the items should be modified (deleted) </text:p>
      <text:p text:style-name="P1"><text:tab/>9) User specifies items should be deleted </text:p>
      <text:p text:style-name="P1"><text:tab/>10) App verifies User's authentication </text:p>
      <text:p text:style-name="P1"><text:tab/>11) App prompts user to verify that items should be deleted </text:p>
      <text:p text:style-name="P1"><text:tab/>12) User confirms items should be deleted </text:p>
      <text:p text:style-name="P1"><text:tab/>13) App updates App Database according to changes </text:p>
      <text:p text:style-name="P1"><text:tab/>14) App displays inventory with updated items </text:p>
      <text:p text:style-name="P1"/>
      <text:p text:style-name="P4">Alternate Flows: </text:p>
      <text:list xml:id="list6934271762068509826" text:style-name="L11">
        <text:list-item>
          <text:p text:style-name="P16">User decides against modifying: </text:p>
        </text:list-item>
      </text:list>
      <text:p text:style-name="P1"><text:tab/>If after step 5 User wishes to cancel modification: </text:p>
      <text:p text:style-name="P1"><text:tab/>7.1) User "goes back" </text:p>
      <text:p text:style-name="P1"><text:tab/>8.1) App displays inventory properly </text:p>
      <text:p text:style-name="P1"/>
      <text:list xml:id="list7497612801864521045" text:style-name="L12">
        <text:list-item>
          <text:p text:style-name="P17">User decides against deletion: </text:p>
        </text:list-item>
      </text:list>
      <text:p text:style-name="P1"><text:tab/>If the user decides not to delete any items after step 11: </text:p>
      <text:p text:style-name="P1"><text:tab/>12.1) User cancels deletion process </text:p>
      <text:p text:style-name="P1"><text:tab/>13.1) App dismisses prompt </text:p>
      <text:p text:style-name="P1"><text:tab/>14.1) User "goes back" or cancels action </text:p>
      <text:p text:style-name="P1"><text:tab/>15.1) App displays inventory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S01.06.01 </text:p>
      <text:p text:style-name="P1">As an owner, I want the category for an item to be one of 10 relevant categories for &lt;Giftcards&gt;. </text:p>
      <text:p text:style-name="P1"/>
      <text:p text:style-name="P5">Use Case <text:span text:style-name="T3">#1.7</text:span>: </text:p>
      <text:p text:style-name="P1">This use case describes how the User uses the app to change the category of an item. </text:p>
      <text:p text:style-name="P1"><text:soft-page-break/></text:p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selects an item </text:p>
      <text:p text:style-name="P1"><text:tab/>6) App retrieves specified inventory item from App Database </text:p>
      <text:p text:style-name="P1"><text:tab/>7) App displays inventory item. </text:p>
      <text:p text:style-name="P1"><text:tab/>8) User requests to modify item </text:p>
      <text:p text:style-name="P1"><text:tab/>9) App verifies user authentication </text:p>
      <text:p text:style-name="P1"><text:tab/>10) App displays item page with editable fields </text:p>
      <text:p text:style-name="P1"><text:tab/>11) User selects drop down menu for 'Category', selects appropriate category </text:p>
      <text:p text:style-name="P1"><text:tab/>12) User goes to save item edit </text:p>
      <text:p text:style-name="P1"><text:tab/>13) App prompts user to verify edits should be saved </text:p>
      <text:p text:style-name="P1"><text:tab/>14) User verifies </text:p>
      <text:p text:style-name="P1"><text:tab/>15) App updates App Database according to changes </text:p>
      <text:p text:style-name="P1"><text:tab/>16) App displays updated inventory list </text:p>
      <text:p text:style-name="P1"/>
      <text:p text:style-name="P4">Alternate flows: </text:p>
      <text:list xml:id="list272411554026080945" text:style-name="L13">
        <text:list-item>
          <text:p text:style-name="P18">User decides against editing: </text:p>
        </text:list-item>
      </text:list>
      <text:p text:style-name="P1"><text:tab/>If User decides against changing the category of the item: </text:p>
      <text:p text:style-name="P1"><text:tab/>10.1) User "goes back" </text:p>
      <text:p text:style-name="P1"><text:tab/>11.1) App displays inventory screen </text:p>
      <text:p text:style-name="P1"><text:tab/><text:tab/>-or- </text:p>
      <text:p text:style-name="P1"><text:tab/>14.1) User decides against changes </text:p>
      <text:p text:style-name="P1"><text:tab/>15.1) App dismisses prompt, shows unsaved edits in item page </text:p>
      <text:p text:style-name="P1"><text:tab/>16.1) User "goes back" or cancels </text:p>
      <text:p text:style-name="P1"><text:tab/>17.1) App prompts user to verify they want to discard changes </text:p>
      <text:p text:style-name="P1"><text:tab/>18.1) User verifies changes should be discarded </text:p>
      <text:p text:style-name="P1"><text:tab/>19.1) App displays unchanged inventory list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S01.07.01 </text:p>
      <text:p text:style-name="P1">As an owner, I want the entry of an item to have minimal required navigation in the user interface. It must be easy to describe an item. </text:p>
      <text:p text:style-name="P1"/>
      <text:p text:style-name="P5">Use Case <text:span text:style-name="T3">#1.8</text:span>: </text:p>
      <text:p text:style-name="P1"><text:soft-page-break/>This use case describes how the User can navigate efficiently to find a specific item </text:p>
      <text:p text:style-name="P1"/>
      <text:p text:style-name="P1"><text:span text:style-name="T1">Actors:</text:span> User, App Database </text:p>
      <text:p text:style-name="P1"/>
      <text:p text:style-name="P1"><text:span text:style-name="T1">Preconditions:</text:span> There is an active network connection with the database, User is using the app, User is authenticated </text:p>
      <text:p text:style-name="P1"/>
      <text:p text:style-name="P1"><text:span text:style-name="T1">Flow of events:</text:span> </text:p>
      <text:p text:style-name="P1"><text:tab/>1) App displays main screen </text:p>
      <text:p text:style-name="P1"><text:tab/>2) User requests to view inventory </text:p>
      <text:p text:style-name="P1"><text:tab/>3) App retrieves User's inventory from App Database </text:p>
      <text:p text:style-name="P1"><text:tab/>4) App displays inventory to User </text:p>
      <text:p text:style-name="P1"><text:tab/>5) User requests to sort by name alphabetically </text:p>
      <text:p text:style-name="P1"><text:tab/>6) App updates inventory to display in alphabetical order </text:p>
      <text:p text:style-name="P1"><text:tab/>7) User requests entries for one category to show </text:p>
      <text:p text:style-name="P1"><text:tab/>8) App updates display to remove any items not in specified category </text:p>
      <text:p text:style-name="P1"><text:tab/>9) User scrolls until item is found </text:p>
      <text:p text:style-name="P1"/>
      <text:p text:style-name="P4">Alternate Flows: </text:p>
      <text:list xml:id="list4914180428132952698" text:style-name="L14">
        <text:list-item>
          <text:p text:style-name="P19">User wishes to sort by face-value (giftcards worth &lt;$20 for example): </text:p>
        </text:list-item>
      </text:list>
      <text:p text:style-name="P1"><text:tab/>If User would rather look for items according to their cash value: </text:p>
      <text:p text:style-name="P1"><text:tab/>5.1) User requests to sort items by increasing value </text:p>
      <text:p text:style-name="P1"><text:tab/>6.1) App updates screen to display items in order of least to most valuable </text:p>
      <text:p text:style-name="P1"><text:tab/><text:tab/>-or-</text:p>
      <text:p text:style-name="P1"><text:tab/>If User would rather look for items in decreasing value: </text:p>
      <text:p text:style-name="P1"><text:tab/>5.2) User requests to sort items by decreasing value </text:p>
      <text:p text:style-name="P1"><text:tab/>6.2) App updates screen to display items in order of most to least valuab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Plant</meta:initial-creator>
    <meta:creation-date>2015-10-07T18:23:04.475867115</meta:creation-date>
    <dc:date>2015-11-29T11:07:39.946799440</dc:date>
    <dc:creator>Richard He</dc:creator>
    <meta:editing-duration>PT11M42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7" meta:paragraph-count="219" meta:word-count="1719" meta:character-count="10252" meta:non-whitespace-character-count="8408"/>
  </office:meta>
</office:document-meta>
</file>